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stroke="soli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end="Symmetric_20_Arrow" draw:marker-end-width="0.3cm" draw:textarea-horizontal-align="center" draw:textarea-vertical-align="middle"/>
    </style:style>
    <style:style style:name="gr10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marker-end="Symmetric_20_Arrow" draw:fill="none" draw:fill-color="#ffffff" draw:textarea-horizontal-align="left" draw:auto-grow-height="true" draw:auto-grow-width="false" fo:min-height="0.553cm" fo:min-width="2.055cm"/>
    </style:style>
    <style:style style:name="gr12" style:family="graphic" style:parent-style-name="objectwithoutfill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cm" draw:marker-start-width="0.35cm" draw:marker-end-width="0.35cm" draw:fill="none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5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7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5pt" style:font-size-asian="15pt" style:font-size-complex="15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5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font-size="5pt" style:font-size-asian="5pt" style:font-size-complex="5pt"/>
    </style:style>
    <style:style style:name="P8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317cm" svg:height="1.453cm" svg:x="4.072cm" svg:y="2.43cm">
          <draw:text-box>
            <text:p text:style-name="P1"><text:span text:style-name="T1">Handwriting </text:span></text:p>
            <text:p text:style-name="P1"><text:span text:style-name="T1">database</text:span></text:p>
          </draw:text-box>
        </draw:frame>
        <draw:line draw:style-name="gr2" draw:text-style-name="P1" draw:layer="layout" svg:x1="10.457cm" svg:y1="4.401cm" svg:x2="11.254cm" svg:y2="5.826cm">
          <text:p/>
        </draw:line>
        <draw:ellipse draw:style-name="gr3" draw:text-style-name="P1" draw:layer="layout" svg:width="2.025cm" svg:height="1.88cm" svg:x="3.736cm" svg:y="4.515cm">
          <text:p/>
        </draw:ellipse>
        <draw:frame draw:style-name="gr1" draw:text-style-name="P3" draw:layer="layout" svg:width="0.756cm" svg:height="0.759cm" svg:x="3.89cm" svg:y="5.335cm">
          <draw:text-box>
            <text:p><text:span text:style-name="T2">2</text:span></text:p>
          </draw:text-box>
        </draw:frame>
        <draw:frame draw:style-name="gr1" draw:text-style-name="P3" draw:layer="layout" svg:width="0.756cm" svg:height="0.759cm" svg:x="3.958cm" svg:y="4.689cm">
          <draw:text-box>
            <text:p><text:span text:style-name="T2">3</text:span></text:p>
          </draw:text-box>
        </draw:frame>
        <draw:frame draw:style-name="gr1" draw:text-style-name="P3" draw:layer="layout" svg:width="0.621cm" svg:height="0.759cm" svg:x="5.006cm" svg:y="5.217cm">
          <draw:text-box>
            <text:p><text:span text:style-name="T2">|</text:span></text:p>
          </draw:text-box>
        </draw:frame>
        <draw:frame draw:style-name="gr1" draw:text-style-name="P3" draw:layer="layout" svg:width="0.756cm" svg:height="0.759cm" svg:x="4.428cm" svg:y="5.321cm">
          <draw:text-box>
            <text:p><text:span text:style-name="T2">8</text:span></text:p>
          </draw:text-box>
        </draw:frame>
        <draw:line draw:style-name="gr4" draw:text-style-name="P1" draw:layer="layout" svg:x1="5.092cm" svg:y1="5.103cm" svg:x2="5.475cm" svg:y2="5.103cm">
          <text:p/>
        </draw:line>
        <draw:line draw:style-name="gr5" draw:text-style-name="P1" draw:layer="layout" svg:x1="5.935cm" svg:y1="5.209cm" svg:x2="10.687cm" svg:y2="5.209cm">
          <text:p/>
        </draw:line>
        <draw:frame draw:style-name="gr1" draw:text-style-name="P4" draw:layer="layout" svg:width="2.907cm" svg:height="0.852cm" svg:x="3.146cm" svg:y="6.277cm">
          <draw:text-box>
            <text:p><text:span text:style-name="T1">Graphemes</text:span></text:p>
          </draw:text-box>
        </draw:frame>
        <draw:frame draw:style-name="gr1" draw:text-style-name="P4" draw:layer="layout" svg:width="3.639cm" svg:height="0.852cm" svg:x="10.83cm" svg:y="4.605cm">
          <draw:text-box>
            <text:p><text:span text:style-name="T1">1.Quantization</text:span></text:p>
          </draw:text-box>
        </draw:frame>
        <draw:ellipse draw:style-name="gr3" draw:text-style-name="P1" draw:layer="layout" svg:width="4.252cm" svg:height="2.235cm" svg:x="10.378cm" svg:y="5.772cm">
          <text:p/>
        </draw:ellipse>
        <draw:line draw:style-name="gr2" draw:text-style-name="P1" draw:layer="layout" svg:x1="10.844cm" svg:y1="7.625cm" svg:x2="8.114cm" svg:y2="8.654cm">
          <text:p/>
        </draw:line>
        <draw:frame draw:style-name="gr1" draw:text-style-name="P4" draw:layer="layout" svg:width="4.227cm" svg:height="0.852cm" svg:x="3.507cm" svg:y="11.006cm">
          <draw:text-box>
            <text:p><text:span text:style-name="T1">Relational graphs</text:span></text:p>
          </draw:text-box>
        </draw:frame>
        <draw:polyline draw:style-name="gr6" draw:text-style-name="P1" draw:layer="layout" svg:width="0.44cm" svg:height="0.231cm" draw:transform="skewX (-0.0427605666738529) rotate (-2.33123628188957) translate (5.07539684763358cm 5.04744123118525cm)" svg:viewBox="0 0 441 232" draw:points="0,232 441,231 231,0">
          <text:p/>
        </draw:polyline>
        <draw:frame draw:style-name="gr1" draw:text-style-name="P4" draw:layer="layout" svg:width="3.046cm" svg:height="0.852cm" svg:x="10.968cm" svg:y="9.004cm">
          <draw:text-box>
            <text:p><text:span text:style-name="T1">Lexical unit</text:span></text:p>
          </draw:text-box>
        </draw:frame>
        <draw:custom-shape draw:style-name="gr7" draw:text-style-name="P1" draw:layer="layout" svg:width="4.633cm" svg:height="2.496cm" svg:x="7.755cm" svg:y="1.82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ellipse draw:style-name="gr8" draw:text-style-name="P1" draw:layer="layout" svg:width="0.709cm" svg:height="0.638cm" svg:x="5.295cm" svg:y="10.363cm">
          <text:p/>
        </draw:ellipse>
        <draw:ellipse draw:style-name="gr8" draw:text-style-name="P1" draw:layer="layout" svg:width="0.709cm" svg:height="0.638cm" svg:x="4.369cm" svg:y="9.149cm">
          <text:p/>
        </draw:ellipse>
        <draw:frame draw:style-name="gr1" draw:text-style-name="P5" draw:layer="layout" svg:width="0.807cm" svg:height="0.772cm" svg:x="11.843cm" svg:y="10.21cm">
          <draw:text-box>
            <text:p><text:span text:style-name="T3">B</text:span></text:p>
          </draw:text-box>
        </draw:frame>
        <draw:line draw:style-name="gr9" draw:text-style-name="P1" draw:layer="layout" svg:x1="3.435cm" svg:y1="8.74cm" svg:x2="4.388cm" svg:y2="9.385cm">
          <text:p/>
        </draw:line>
        <draw:ellipse draw:style-name="gr3" draw:text-style-name="P1" draw:layer="layout" svg:width="5.373cm" svg:height="3.002cm" svg:x="2.83cm" svg:y="8.14cm">
          <text:p/>
        </draw:ellipse>
        <draw:line draw:style-name="gr9" draw:text-style-name="P1" draw:layer="layout" svg:x1="5.268cm" svg:y1="10.704cm" svg:x2="4.485cm" svg:y2="10.952cm">
          <text:p/>
        </draw:line>
        <draw:line draw:style-name="gr10" draw:text-style-name="P1" draw:layer="layout" svg:x1="11.956cm" svg:y1="10.842cm" svg:x2="12.73cm" svg:y2="10.852cm">
          <text:p/>
        </draw:line>
        <draw:frame draw:style-name="gr11" draw:text-style-name="P6" draw:layer="layout" svg:width="0.673cm" svg:height="0.803cm" svg:x="13.245cm" svg:y="9.844cm">
          <draw:text-box>
            <text:p text:style-name="P1"><text:span text:style-name="T2">=</text:span></text:p>
          </draw:text-box>
        </draw:frame>
        <draw:ellipse draw:style-name="gr3" draw:text-style-name="P1" draw:layer="layout" svg:width="2.759cm" svg:height="1.341cm" svg:x="11.007cm" svg:y="10.1cm">
          <text:p/>
        </draw:ellipse>
        <draw:line draw:style-name="gr2" draw:text-style-name="P1" draw:layer="layout" svg:x1="8.321cm" svg:y1="10.065cm" svg:x2="10.832cm" svg:y2="10.749cm">
          <text:p/>
        </draw:line>
        <draw:frame draw:style-name="gr1" draw:text-style-name="P5" draw:layer="layout" svg:width="0.807cm" svg:height="0.772cm" svg:x="2.542cm" svg:y="11.724cm">
          <draw:text-box>
            <text:p><text:span text:style-name="T3">B</text:span></text:p>
          </draw:text-box>
        </draw:frame>
        <draw:frame draw:style-name="gr1" draw:text-style-name="P4" draw:layer="layout" svg:width="2.03cm" svg:height="0.852cm" svg:x="2.942cm" svg:y="11.669cm">
          <draw:text-box>
            <text:p><text:span text:style-name="T1">:Below</text:span></text:p>
          </draw:text-box>
        </draw:frame>
        <draw:ellipse draw:style-name="gr8" draw:text-style-name="P1" draw:layer="layout" svg:width="0.563cm" svg:height="0.507cm" svg:x="5.09cm" svg:y="11.782cm">
          <text:p/>
        </draw:ellipse>
        <draw:frame draw:style-name="gr1" draw:text-style-name="P4" draw:layer="layout" svg:width="2.847cm" svg:height="0.852cm" svg:x="5.494cm" svg:y="11.645cm">
          <draw:text-box>
            <text:p><text:span text:style-name="T1">:Grapheme</text:span></text:p>
          </draw:text-box>
        </draw:frame>
        <draw:frame draw:style-name="gr1" draw:text-style-name="P4" draw:layer="layout" svg:width="7.906cm" svg:height="0.852cm" svg:x="2.342cm" svg:y="7.195cm">
          <draw:text-box>
            <text:p><text:span text:style-name="T1">2.Construction of relational graphs</text:span></text:p>
          </draw:text-box>
        </draw:frame>
        <draw:frame draw:style-name="gr1" draw:text-style-name="P4" draw:layer="layout" svg:width="4.888cm" svg:height="0.852cm" svg:x="9.245cm" svg:y="11.481cm">
          <draw:text-box>
            <text:p><text:span text:style-name="T1">3.Lexicon extraction</text:span></text:p>
          </draw:text-box>
        </draw:frame>
        <draw:frame draw:style-name="gr1" draw:text-style-name="P4" draw:layer="layout" svg:width="2.716cm" svg:height="0.852cm" svg:x="6.503cm" svg:y="4.403cm">
          <draw:text-box>
            <text:p><text:span text:style-name="T1">Clustering</text:span></text:p>
          </draw:text-box>
        </draw:frame>
        <draw:frame draw:style-name="gr1" draw:text-style-name="P3" draw:layer="layout" svg:width="0.756cm" svg:height="0.759cm" svg:x="13.807cm" svg:y="6.402cm">
          <draw:text-box>
            <text:p><text:span text:style-name="T2">2</text:span></text:p>
          </draw:text-box>
        </draw:frame>
        <draw:frame draw:style-name="gr1" draw:text-style-name="P3" draw:layer="layout" svg:width="0.756cm" svg:height="0.759cm" svg:x="12.194cm" svg:y="5.911cm">
          <draw:text-box>
            <text:p><text:span text:style-name="T2">3</text:span></text:p>
          </draw:text-box>
        </draw:frame>
        <draw:frame draw:style-name="gr1" draw:text-style-name="P3" draw:layer="layout" svg:width="0.756cm" svg:height="0.759cm" svg:x="11.028cm" svg:y="5.902cm">
          <draw:text-box>
            <text:p><text:span text:style-name="T2">8</text:span></text:p>
          </draw:text-box>
        </draw:frame>
        <draw:line draw:style-name="gr4" draw:text-style-name="P1" draw:layer="layout" svg:x1="12.911cm" svg:y1="6.277cm" svg:x2="13.294cm" svg:y2="6.277cm">
          <text:p/>
        </draw:line>
        <draw:line draw:style-name="gr4" draw:text-style-name="P1" draw:layer="layout" svg:x1="13.604cm" svg:y1="6.289cm" svg:x2="13.987cm" svg:y2="6.289cm">
          <text:p/>
        </draw:line>
        <draw:line draw:style-name="gr4" draw:text-style-name="P1" draw:layer="layout" svg:x1="11.797cm" svg:y1="6.244cm" svg:x2="12.18cm" svg:y2="6.244cm">
          <text:p/>
        </draw:line>
        <draw:frame draw:style-name="gr1" draw:text-style-name="P3" draw:layer="layout" svg:width="0.621cm" svg:height="0.759cm" svg:x="12.316cm" svg:y="6.422cm">
          <draw:text-box>
            <text:p><text:span text:style-name="T2">|</text:span></text:p>
          </draw:text-box>
        </draw:frame>
        <draw:polyline draw:style-name="gr6" draw:text-style-name="P1" draw:layer="layout" svg:width="0.44cm" svg:height="0.231cm" draw:transform="skewX (-0.042760566673853) rotate (-2.33123628188957) translate (12.6173968476338cm 7.43344123118525cm)" svg:viewBox="0 0 441 232" draw:points="0,232 441,231 231,0">
          <text:p/>
        </draw:polyline>
        <draw:frame draw:style-name="gr1" draw:text-style-name="P3" draw:layer="layout" svg:width="0.621cm" svg:height="0.759cm" svg:x="12.715cm" svg:y="7.037cm">
          <draw:text-box>
            <text:p><text:span text:style-name="T2">|</text:span></text:p>
          </draw:text-box>
        </draw:frame>
        <draw:frame draw:style-name="gr1" draw:text-style-name="P3" draw:layer="layout" svg:width="0.756cm" svg:height="0.759cm" svg:x="10.412cm" svg:y="6.46cm">
          <draw:text-box>
            <text:p><text:span text:style-name="T2">8</text:span></text:p>
          </draw:text-box>
        </draw:frame>
        <draw:line draw:style-name="gr4" draw:text-style-name="P1" draw:layer="layout" svg:x1="11.782cm" svg:y1="6.875cm" svg:x2="12.165cm" svg:y2="6.875cm">
          <text:p/>
        </draw:line>
        <draw:line draw:style-name="gr4" draw:text-style-name="P1" draw:layer="layout" svg:x1="4.538cm" svg:y1="9.449cm" svg:x2="4.921cm" svg:y2="9.449cm">
          <text:p/>
        </draw:line>
        <draw:line draw:style-name="gr4" draw:text-style-name="P1" draw:layer="layout" svg:x1="5.447cm" svg:y1="10.649cm" svg:x2="5.83cm" svg:y2="10.649cm">
          <text:p/>
        </draw:line>
        <draw:line draw:style-name="gr9" draw:text-style-name="P1" draw:layer="layout" svg:x1="4.394cm" svg:y1="9.615cm" svg:x2="2.882cm" svg:y2="10.001cm">
          <text:p/>
        </draw:line>
        <draw:line draw:style-name="gr4" draw:text-style-name="P1" draw:layer="layout" svg:x1="13.094cm" svg:y1="6.743cm" svg:x2="13.477cm" svg:y2="6.743cm">
          <text:p/>
        </draw:line>
        <draw:line draw:style-name="gr4" draw:text-style-name="P1" draw:layer="layout" svg:x1="13.454cm" svg:y1="7.202cm" svg:x2="13.837cm" svg:y2="7.202cm">
          <text:p/>
        </draw:line>
        <draw:line draw:style-name="gr4" draw:text-style-name="P1" draw:layer="layout" svg:x1="11.389cm" svg:y1="10.842cm" svg:x2="11.772cm" svg:y2="10.842cm">
          <text:p/>
        </draw:line>
        <draw:line draw:style-name="gr4" draw:text-style-name="P1" draw:layer="layout" svg:x1="12.9cm" svg:y1="10.842cm" svg:x2="13.283cm" svg:y2="10.842cm">
          <text:p/>
        </draw:line>
        <draw:line draw:style-name="gr10" draw:text-style-name="P1" draw:layer="layout" svg:x1="4.879cm" svg:y1="9.783cm" svg:x2="5.474cm" svg:y2="10.392cm">
          <text:p/>
        </draw:line>
        <draw:path draw:style-name="gr12" draw:text-style-name="P1" draw:layer="layout" svg:width="0.49cm" svg:height="0.579cm" draw:transform="skewX (-0.125314640293169) rotate (2.56895012600997) translate (8.9396825451025cm 3.49851778756911cm)" svg:viewBox="0 0 491 580" svg:d="m228 580c107 2 301-20 257-203-33-132-203-157-291-88-94 73-308-115-117-179 88-30 232-203 281-44 41 135-26 288-89 414l-28 80z">
          <text:p/>
        </draw:path>
        <draw:path draw:style-name="gr12" draw:text-style-name="P1" draw:layer="layout" svg:width="0.455cm" svg:height="0.03cm" svg:x="9.125cm" svg:y="3.013cm" svg:viewBox="0 0 456 31" svg:d="m0 31c138-10 275-40 415-28h41">
          <text:p/>
        </draw:path>
        <draw:path draw:style-name="gr12" draw:text-style-name="P1" draw:layer="layout" svg:width="0.4cm" svg:height="0.552cm" draw:transform="rotate (-0.111526539203602) translate (9.8505881480798cm 2.75706284055699cm)" svg:viewBox="0 0 401 553" svg:d="m10 23c139-104 387 177 109 224-115 20 436 83 239 266l-152 17-137 16-69 7">
          <text:p/>
        </draw:path>
        <draw:polyline draw:style-name="gr6" draw:text-style-name="P1" draw:layer="layout" svg:width="0.331cm" svg:height="0cm" svg:x="10.508cm" svg:y="2.919cm" svg:viewBox="0 0 332 0" draw:points="0,0 139,0 277,0 332,0">
          <text:p/>
        </draw:polyline>
        <draw:polyline draw:style-name="gr6" draw:text-style-name="P1" draw:layer="layout" svg:width="0.318cm" svg:height="0.008cm" draw:transform="rotate (-0.1123992038296) translate (10.5369913059263cm 3.13221766176231cm)" svg:viewBox="0 0 319 9" draw:points="0,9 153,6 291,3 319,0">
          <text:p/>
        </draw:polyline>
        <draw:path draw:style-name="gr6" draw:text-style-name="P1" draw:layer="layout" svg:width="-0.371cm" svg:height="-0.512cm" svg:x="11.518cm" svg:y="3.268cm" svg:viewBox="0 0 -372 -513" svg:d="m138 501c143 81 389-282 97-235-168 27-380-205-97-263 193-39 282 275 42 249l-139 83 56 138 69 14z">
          <text:p/>
        </draw:path>
        <draw:path draw:style-name="gr6" draw:text-style-name="P1" draw:layer="layout" svg:width="0.312cm" svg:height="0.434cm" draw:transform="rotate (0.222005880853637) translate (9.92664323462567cm 3.60574748944062cm)" svg:viewBox="0 0 313 435" svg:d="m12 13c156-62 279 107 281 262 3 187-561 85-131 140l138 17 13 3">
          <text:p/>
        </draw:path>
        <draw:path draw:style-name="gr6" draw:text-style-name="P1" draw:layer="layout" svg:width="0.407cm" svg:height="0.079cm" draw:transform="rotate (-0.220435084528029) translate (9.3498539224744cm 3.66078489722622cm)" svg:viewBox="0 0 408 80" svg:d="m0 77c141 16 277-31 408-77v0">
          <text:p/>
        </draw:path>
        <draw:path draw:style-name="gr6" draw:text-style-name="P1" draw:layer="layout" svg:width="0.414cm" svg:height="0.014cm" draw:transform="rotate (-1.57079632679579) translate (9.5409999999976cm 3.55599999999998cm)" svg:viewBox="0 0 415 15" svg:d="m0 14c138-4 277 12 415-14v0">
          <text:p/>
        </draw:path>
        <draw:polyline draw:style-name="gr6" draw:text-style-name="P1" draw:layer="layout" svg:width="0.345cm" svg:height="0.013cm" svg:x="10.523cm" svg:y="3.681cm" svg:viewBox="0 0 346 14" draw:points="0,0 138,0 290,14 346,14">
          <text:p/>
        </draw:polyline>
        <draw:polyline draw:style-name="gr6" draw:text-style-name="P1" draw:layer="layout" svg:width="0.358cm" svg:height="0cm" svg:x="10.537cm" svg:y="3.902cm" svg:viewBox="0 0 359 0" draw:points="0,0 138,0 276,0 359,0">
          <text:p/>
        </draw:polyline>
        <draw:path draw:style-name="gr6" draw:text-style-name="P1" draw:layer="layout" svg:width="0.375cm" svg:height="0.411cm" draw:transform="rotate (-2.35619449019309) translate (11.7125000000049cm 3.81949999999329cm)" svg:viewBox="0 0 376 412" svg:d="m0 411c80-29 541 85 313-176l-98-99-98-97-39-39">
          <text:p/>
        </draw:path>
        <draw:polyline draw:style-name="gr6" draw:text-style-name="P1" draw:layer="layout" svg:width="0cm" svg:height="0.469cm" svg:x="11.464cm" svg:y="3.598cm" svg:viewBox="0 0 0 470" draw:points="0,0 0,162 0,325 0,470">
          <text:p/>
        </draw:polyline>
        <draw:frame draw:style-name="gr1" draw:text-style-name="P7" draw:layer="layout" svg:width="0.718cm" svg:height="0.45cm" svg:x="8.783cm" svg:y="3.132cm">
          <draw:text-box>
            <text:p><text:span text:style-name="T4">(1)</text:span></text:p>
          </draw:text-box>
        </draw:frame>
        <draw:frame draw:style-name="gr1" draw:text-style-name="P7" draw:layer="layout" svg:width="0.718cm" svg:height="0.45cm" svg:x="9.315cm" svg:y="2.865cm">
          <draw:text-box>
            <text:p><text:span text:style-name="T4">(2)</text:span></text:p>
          </draw:text-box>
        </draw:frame>
        <draw:frame draw:style-name="gr1" draw:text-style-name="P7" draw:layer="layout" svg:width="0.718cm" svg:height="0.45cm" svg:x="9.926cm" svg:y="3.088cm">
          <draw:text-box>
            <text:p><text:span text:style-name="T4">(3)</text:span></text:p>
          </draw:text-box>
        </draw:frame>
        <draw:frame draw:style-name="gr1" draw:text-style-name="P7" draw:layer="layout" svg:width="0.718cm" svg:height="0.45cm" svg:x="10.651cm" svg:y="2.671cm">
          <draw:text-box>
            <text:p><text:span text:style-name="T4">(4)</text:span></text:p>
          </draw:text-box>
        </draw:frame>
        <draw:frame draw:style-name="gr1" draw:text-style-name="P7" draw:layer="layout" svg:width="0.718cm" svg:height="0.45cm" svg:x="10.644cm" svg:y="2.924cm">
          <draw:text-box>
            <text:p><text:span text:style-name="T4">(5)</text:span></text:p>
          </draw:text-box>
        </draw:frame>
        <draw:frame draw:style-name="gr1" draw:text-style-name="P7" draw:layer="layout" svg:width="0.718cm" svg:height="0.45cm" svg:x="11.271cm" svg:y="3.003cm">
          <draw:text-box>
            <text:p><text:span text:style-name="T4">(6)</text:span></text:p>
          </draw:text-box>
        </draw:frame>
        <draw:frame draw:style-name="gr1" draw:text-style-name="P7" draw:layer="layout" svg:width="0.718cm" svg:height="0.45cm" svg:x="8.611cm" svg:y="3.773cm">
          <draw:text-box>
            <text:p><text:span text:style-name="T4">(7)</text:span></text:p>
          </draw:text-box>
        </draw:frame>
        <draw:frame draw:style-name="gr1" draw:text-style-name="P7" draw:layer="layout" svg:width="0.718cm" svg:height="0.45cm" svg:x="9.478cm" svg:y="3.485cm">
          <draw:text-box>
            <text:p><text:span text:style-name="T4">(8)</text:span></text:p>
          </draw:text-box>
        </draw:frame>
        <draw:frame draw:style-name="gr1" draw:text-style-name="P7" draw:layer="layout" svg:width="0.718cm" svg:height="0.45cm" svg:x="9.316cm" svg:y="3.757cm">
          <draw:text-box>
            <text:p><text:span text:style-name="T4">(9)</text:span></text:p>
          </draw:text-box>
        </draw:frame>
        <draw:frame draw:style-name="gr1" draw:text-style-name="P7" draw:layer="layout" svg:width="0.815cm" svg:height="0.45cm" svg:x="9.997cm" svg:y="3.807cm">
          <draw:text-box>
            <text:p><text:span text:style-name="T4">(12)</text:span></text:p>
          </draw:text-box>
        </draw:frame>
        <draw:frame draw:style-name="gr1" draw:text-style-name="P7" draw:layer="layout" svg:width="0.815cm" svg:height="0.45cm" svg:x="10.646cm" svg:y="3.463cm">
          <draw:text-box>
            <text:p><text:span text:style-name="T4">(12)</text:span></text:p>
          </draw:text-box>
        </draw:frame>
        <draw:frame draw:style-name="gr1" draw:text-style-name="P7" draw:layer="layout" svg:width="0.815cm" svg:height="0.45cm" svg:x="10.669cm" svg:y="3.679cm">
          <draw:text-box>
            <text:p><text:span text:style-name="T4">(13)</text:span></text:p>
          </draw:text-box>
        </draw:frame>
        <draw:frame draw:style-name="gr1" draw:text-style-name="P7" draw:layer="layout" svg:width="0.815cm" svg:height="0.45cm" svg:x="11.404cm" svg:y="3.643cm">
          <draw:text-box>
            <text:p><text:span text:style-name="T4">(14)</text:span></text:p>
          </draw:text-box>
        </draw:frame>
        <draw:frame draw:style-name="gr1" draw:text-style-name="P7" draw:layer="layout" svg:width="0.815cm" svg:height="0.45cm" svg:x="11.102cm" svg:y="3.931cm">
          <draw:text-box>
            <text:p><text:span text:style-name="T4">(15)</text:span></text:p>
          </draw:text-box>
        </draw:frame>
        <draw:frame draw:style-name="gr1" draw:text-style-name="P7" draw:layer="layout" svg:width="0.718cm" svg:height="0.45cm" svg:x="11.232cm" svg:y="6.191cm">
          <draw:text-box>
            <text:p><text:span text:style-name="T4">(1)</text:span></text:p>
          </draw:text-box>
        </draw:frame>
        <draw:frame draw:style-name="gr1" draw:text-style-name="P7" draw:layer="layout" svg:width="0.718cm" svg:height="0.45cm" svg:x="11.879cm" svg:y="6.127cm">
          <draw:text-box>
            <text:p><text:span text:style-name="T4">(2)</text:span></text:p>
          </draw:text-box>
        </draw:frame>
        <draw:frame draw:style-name="gr1" draw:text-style-name="P7" draw:layer="layout" svg:width="0.718cm" svg:height="0.45cm" svg:x="12.402cm" svg:y="6.242cm">
          <draw:text-box>
            <text:p><text:span text:style-name="T4">(3)</text:span></text:p>
          </draw:text-box>
        </draw:frame>
        <draw:frame draw:style-name="gr1" draw:text-style-name="P7" draw:layer="layout" svg:width="0.718cm" svg:height="0.45cm" svg:x="13.056cm" svg:y="6.055cm">
          <draw:text-box>
            <text:p><text:span text:style-name="T4">(4)</text:span></text:p>
          </draw:text-box>
        </draw:frame>
        <draw:frame draw:style-name="gr1" draw:text-style-name="P7" draw:layer="layout" svg:width="0.718cm" svg:height="0.45cm" svg:x="13.783cm" svg:y="6.063cm">
          <draw:text-box>
            <text:p><text:span text:style-name="T4">(5)</text:span></text:p>
          </draw:text-box>
        </draw:frame>
        <draw:frame draw:style-name="gr1" draw:text-style-name="P7" draw:layer="layout" svg:width="0.718cm" svg:height="0.45cm" svg:x="12.423cm" svg:y="6.829cm">
          <draw:text-box>
            <text:p><text:span text:style-name="T4">(9)</text:span></text:p>
          </draw:text-box>
        </draw:frame>
        <draw:frame draw:style-name="gr1" draw:text-style-name="P7" draw:layer="layout" svg:width="0.718cm" svg:height="0.45cm" svg:x="11.922cm" svg:y="6.655cm">
          <draw:text-box>
            <text:p><text:span text:style-name="T4">(8)</text:span></text:p>
          </draw:text-box>
        </draw:frame>
        <draw:frame draw:style-name="gr1" draw:text-style-name="P7" draw:layer="layout" svg:width="0.815cm" svg:height="0.45cm" svg:x="14.06cm" svg:y="6.683cm">
          <draw:text-box>
            <text:p><text:span text:style-name="T4">(12)</text:span></text:p>
          </draw:text-box>
        </draw:frame>
        <draw:frame draw:style-name="gr1" draw:text-style-name="P7" draw:layer="layout" svg:width="0.718cm" svg:height="0.45cm" svg:x="10.62cm" svg:y="6.76cm">
          <draw:text-box>
            <text:p><text:span text:style-name="T4">(6)</text:span></text:p>
          </draw:text-box>
        </draw:frame>
        <draw:frame draw:style-name="gr1" draw:text-style-name="P7" draw:layer="layout" svg:width="0.815cm" svg:height="0.45cm" svg:x="13.281cm" svg:y="6.495cm">
          <draw:text-box>
            <text:p><text:span text:style-name="T4">(10)</text:span></text:p>
          </draw:text-box>
        </draw:frame>
        <draw:frame draw:style-name="gr1" draw:text-style-name="P7" draw:layer="layout" svg:width="0.815cm" svg:height="0.45cm" svg:x="13.654cm" svg:y="6.937cm">
          <draw:text-box>
            <text:p><text:span text:style-name="T4">(12)</text:span></text:p>
          </draw:text-box>
        </draw:frame>
        <draw:frame draw:style-name="gr1" draw:text-style-name="P7" draw:layer="layout" svg:width="0.815cm" svg:height="0.45cm" svg:x="12.233cm" svg:y="7.366cm">
          <draw:text-box>
            <text:p><text:span text:style-name="T4">(14)</text:span></text:p>
          </draw:text-box>
        </draw:frame>
        <draw:frame draw:style-name="gr1" draw:text-style-name="P7" draw:layer="layout" svg:width="0.815cm" svg:height="0.45cm" svg:x="12.881cm" svg:y="7.379cm">
          <draw:text-box>
            <text:p><text:span text:style-name="T4">(15)</text:span></text:p>
          </draw:text-box>
        </draw:frame>
        <draw:ellipse draw:style-name="gr8" draw:text-style-name="P1" draw:layer="layout" svg:width="0.709cm" svg:height="0.638cm" svg:x="11.24cm" svg:y="10.51cm">
          <text:p/>
        </draw:ellipse>
        <draw:ellipse draw:style-name="gr8" draw:text-style-name="P1" draw:layer="layout" svg:width="0.709cm" svg:height="0.638cm" svg:x="12.729cm" svg:y="10.543cm">
          <text:p/>
        </draw:ellipse>
        <draw:frame draw:style-name="gr1" draw:text-style-name="P5" draw:layer="layout" svg:width="0.807cm" svg:height="0.772cm" svg:x="4.984cm" svg:y="9.416cm">
          <draw:text-box>
            <text:p><text:span text:style-name="T3">B</text:span></text:p>
          </draw:text-box>
        </draw:frame>
        <draw:frame draw:style-name="gr1" draw:text-style-name="P7" draw:layer="layout" svg:width="0.718cm" svg:height="0.45cm" svg:x="4.62cm" svg:y="9.329cm">
          <draw:text-box>
            <text:p><text:span text:style-name="T4">(4)</text:span></text:p>
          </draw:text-box>
        </draw:frame>
        <draw:ellipse draw:style-name="gr8" draw:text-style-name="P1" draw:layer="layout" svg:width="0.709cm" svg:height="0.638cm" svg:x="6.713cm" svg:y="10.2cm">
          <text:p/>
        </draw:ellipse>
        <draw:ellipse draw:style-name="gr8" draw:text-style-name="P1" draw:layer="layout" svg:width="0.709cm" svg:height="0.638cm" svg:x="5.787cm" svg:y="8.986cm">
          <text:p/>
        </draw:ellipse>
        <draw:line draw:style-name="gr4" draw:text-style-name="P1" draw:layer="layout" svg:x1="5.956cm" svg:y1="9.286cm" svg:x2="6.339cm" svg:y2="9.286cm">
          <text:p/>
        </draw:line>
        <draw:line draw:style-name="gr4" draw:text-style-name="P1" draw:layer="layout" svg:x1="6.865cm" svg:y1="10.486cm" svg:x2="7.248cm" svg:y2="10.486cm">
          <text:p/>
        </draw:line>
        <draw:line draw:style-name="gr10" draw:text-style-name="P1" draw:layer="layout" svg:x1="6.297cm" svg:y1="9.62cm" svg:x2="6.892cm" svg:y2="10.229cm">
          <text:p/>
        </draw:line>
        <draw:frame draw:style-name="gr1" draw:text-style-name="P5" draw:layer="layout" svg:width="0.807cm" svg:height="0.772cm" svg:x="6.402cm" svg:y="9.253cm">
          <draw:text-box>
            <text:p><text:span text:style-name="T3">B</text:span></text:p>
          </draw:text-box>
        </draw:frame>
        <draw:frame draw:style-name="gr1" draw:text-style-name="P7" draw:layer="layout" svg:width="0.718cm" svg:height="0.45cm" svg:x="5.437cm" svg:y="10.526cm">
          <draw:text-box>
            <text:p><text:span text:style-name="T4">(5)</text:span></text:p>
          </draw:text-box>
        </draw:frame>
        <draw:frame draw:style-name="gr1" draw:text-style-name="P7" draw:layer="layout" svg:width="0.803cm" svg:height="0.45cm" svg:x="5.923cm" svg:y="9.207cm">
          <draw:text-box>
            <text:p><text:span text:style-name="T4">(11)</text:span></text:p>
          </draw:text-box>
        </draw:frame>
        <draw:frame draw:style-name="gr1" draw:text-style-name="P7" draw:layer="layout" svg:width="0.815cm" svg:height="0.45cm" svg:x="6.861cm" svg:y="10.41cm">
          <draw:text-box>
            <text:p><text:span text:style-name="T4">(12)</text:span></text:p>
          </draw:text-box>
        </draw:frame>
        <draw:line draw:style-name="gr9" draw:text-style-name="P1" draw:layer="layout" svg:x1="4.984cm" svg:y1="8.216cm" svg:x2="4.821cm" svg:y2="9.111cm">
          <text:p/>
        </draw:line>
        <draw:line draw:style-name="gr9" draw:text-style-name="P1" draw:layer="layout" svg:x1="6.206cm" svg:y1="8.173cm" svg:x2="6.077cm" svg:y2="8.992cm">
          <text:p/>
        </draw:line>
        <draw:line draw:style-name="gr9" draw:text-style-name="P1" draw:layer="layout" svg:x1="6.557cm" svg:y1="9.232cm" svg:x2="8.159cm" svg:y2="9.809cm">
          <text:p/>
        </draw:line>
        <draw:line draw:style-name="gr9" draw:text-style-name="P1" draw:layer="layout" svg:x1="7.425cm" svg:y1="10.319cm" svg:x2="7.984cm" svg:y2="10.07cm">
          <text:p/>
        </draw:line>
        <draw:path draw:style-name="gr6" draw:text-style-name="P1" draw:layer="layout" svg:width="0.379cm" svg:height="0.019cm" draw:transform="rotate (-1.57079632679579) translate (8.906cm 3.6cm)" svg:viewBox="0 0 380 20" svg:d="m0 0c110 1 221 0 332 0l48 20">
          <text:p/>
        </draw:path>
        <draw:frame draw:style-name="gr1" draw:text-style-name="P3" draw:layer="layout" svg:width="0.621cm" svg:height="0.759cm" svg:x="11.107cm" svg:y="6.443cm">
          <draw:text-box>
            <text:p><text:span text:style-name="T2">|</text:span></text:p>
          </draw:text-box>
        </draw:frame>
        <draw:frame draw:style-name="gr1" draw:text-style-name="P7" draw:layer="layout" svg:width="0.718cm" svg:height="0.45cm" svg:x="11.194cm" svg:y="6.803cm">
          <draw:text-box>
            <text:p><text:span text:style-name="T4">(7)</text:span></text:p>
          </draw:text-box>
        </draw:frame>
        <draw:polyline draw:style-name="gr6" draw:text-style-name="P1" draw:layer="layout" svg:width="0.358cm" svg:height="0cm" svg:x="9.377cm" svg:y="4.136cm" svg:viewBox="0 0 359 0" draw:points="0,0 138,0 276,0 359,0">
          <text:p/>
        </draw:polyline>
        <draw:frame draw:style-name="gr1" draw:text-style-name="P7" draw:layer="layout" svg:width="0.815cm" svg:height="0.45cm" svg:x="9.509cm" svg:y="3.913cm">
          <draw:text-box>
            <text:p><text:span text:style-name="T4">(10)</text:span></text:p>
          </draw:text-box>
        </draw:frame>
        <draw:line draw:style-name="gr4" draw:text-style-name="P1" draw:layer="layout" svg:x1="13.455cm" svg:y1="7.479cm" svg:x2="13.838cm" svg:y2="7.479cm">
          <text:p/>
        </draw:line>
        <draw:frame draw:style-name="gr1" draw:text-style-name="P7" draw:layer="layout" svg:width="0.815cm" svg:height="0.45cm" svg:x="13.655cm" svg:y="7.214cm">
          <draw:text-box>
            <text:p><text:span text:style-name="T4">(13)</text:span></text:p>
          </draw:text-box>
        </draw:frame>
        <draw:path draw:style-name="gr13" draw:text-style-name="P1" draw:layer="layout" svg:width="0.741cm" svg:height="0.355cm" svg:x="9.246cm" svg:y="16.736cm" svg:viewBox="0 0 742 356" svg:d="m0 0c578 0 721 38 731 28s11 328 11 328">
          <text:p/>
        </draw:path>
        <draw:path draw:style-name="gr13" draw:text-style-name="P1" draw:layer="layout" svg:width="0cm" svg:height="0.319cm" svg:x="9.16cm" svg:y="16.794cm" svg:viewBox="0 0 0 320" svg:d="m0 0c0 250 0 320 0 320">
          <text:p/>
        </draw:path>
        <draw:path draw:style-name="gr13" draw:text-style-name="P1" draw:layer="layout" svg:width="0.705cm" svg:height="0.061cm" draw:transform="skewX (0.0193731546971334) rotate (0.0598647933433942) translate (9.1976340397544cm 17.1186906437082cm)" svg:viewBox="0 0 706 62" svg:d="m0 62c695 2 706-62 706-62">
          <text:p/>
        </draw:path>
        <draw:path draw:style-name="gr12" draw:text-style-name="P1" draw:layer="layout" svg:width="2.056cm" svg:height="0.437cm" draw:transform="skewX (-0.0181514242207376) rotate (0.158475896081055) translate (10.0988707922941cm 16.9383607677769cm)" svg:viewBox="0 0 2057 438" svg:d="m0 0c1101 0 2057 438 2057 438">
          <text:p/>
        </draw:path>
        <draw:path draw:style-name="gr12" draw:text-style-name="P1" draw:layer="layout" svg:width="0.741cm" svg:height="0.355cm" svg:x="12.532cm" svg:y="16.851cm" svg:viewBox="0 0 742 356" svg:d="m0 0c578 0 721 38 731 28s11 328 11 328">
          <text:p/>
        </draw:path>
        <draw:path draw:style-name="gr12" draw:text-style-name="P1" draw:layer="layout" svg:width="0.308cm" svg:height="0.037cm" draw:transform="rotate (-1.57079632679579) translate (12.4666263885459cm 16.9545702988401cm)" svg:viewBox="0 0 309 38" svg:d="m0 38c241 0 309-38 309-38">
          <text:p/>
        </draw:path>
        <draw:path draw:style-name="gr12" draw:text-style-name="P1" draw:layer="layout" svg:width="0.703cm" svg:height="0.046cm" draw:transform="skewX (0.0127409035395562) rotate (0.042760566673853) translate (12.4940197445917cm 17.3844062613205cm)" svg:viewBox="0 0 704 47" svg:d="m0 47c693 0 704-47 704-47">
          <text:p/>
        </draw:path>
        <draw:path draw:style-name="gr12" draw:text-style-name="P1" draw:layer="layout" svg:width="0.308cm" svg:height="0.04cm" draw:transform="skewX (0.0115191730631605) rotate (-0.856433063954642) translate (12.1094218873038cm 16.7726661577959cm)" svg:viewBox="0 0 309 41" svg:d="m0 0c209 2 309 41 309 41">
          <text:p/>
        </draw:path>
        <draw:path draw:style-name="gr12" draw:text-style-name="P1" draw:layer="layout" svg:width="0.222cm" svg:height="0.052cm" draw:transform="skewX (-0.029670597283898) rotate (0.226020138133223) translate (12.0730219804103cm 17.1853316178505cm)" svg:viewBox="0 0 223 53" svg:d="m0 53c198 0 223-53 223-53">
          <text:p/>
        </draw:path>
        <draw:path draw:style-name="gr12" draw:text-style-name="P1" draw:layer="layout" svg:width="0.741cm" svg:height="0.355cm" svg:x="14.417cm" svg:y="16.87cm" svg:viewBox="0 0 742 356" svg:d="m0 0c578 0 721 38 731 28s11 328 11 328">
          <text:p/>
        </draw:path>
        <draw:path draw:style-name="gr12" draw:text-style-name="P1" draw:layer="layout" svg:width="0cm" svg:height="0.319cm" svg:x="14.328cm" svg:y="16.928cm" svg:viewBox="0 0 0 320" svg:d="m0 0c0 250 0 320 0 320">
          <text:p/>
        </draw:path>
        <draw:path draw:style-name="gr12" draw:text-style-name="P1" draw:layer="layout" svg:width="0.705cm" svg:height="0.061cm" draw:transform="skewX (0.0193731546971334) rotate (0.0596902604181948) translate (14.3665990476846cm 17.2518431486483cm)" svg:viewBox="0 0 706 62" svg:d="m0 62c695 2 706-62 706-62">
          <text:p/>
        </draw:path>
        <draw:path draw:style-name="gr12" draw:text-style-name="P1" draw:layer="layout" svg:width="0.671cm" svg:height="0.124cm" draw:transform="rotate (0.183957703160168) translate (13.3653408656458cm 17.0704365053266cm)" svg:viewBox="0 0 672 125" svg:d="m0 0c265-2 672 125 672 125">
          <text:p/>
        </draw:path>
        <draw:path draw:style-name="gr12" draw:text-style-name="P1" draw:layer="layout" svg:width="0.308cm" svg:height="0.045cm" draw:transform="skewX (0.0115191730631604) rotate (-0.843168561639487) translate (13.996902479041cm 16.8002819679803cm)" svg:viewBox="0 0 309 46" svg:d="m0 0c209 5 309 46 309 46">
          <text:p/>
        </draw:path>
        <draw:path draw:style-name="gr12" draw:text-style-name="P1" draw:layer="layout" svg:width="0.22cm" svg:height="0.052cm" draw:transform="skewX (0.0197222205475322) rotate (0.228289066160815) translate (13.9630700714718cm 17.2128763833531cm)" svg:viewBox="0 0 221 53" svg:d="m0 53c198 0 221-53 221-53">
          <text:p/>
        </draw:path>
        <draw:frame draw:style-name="gr1" draw:text-style-name="P8" draw:layer="layout" svg:width="0.832cm" svg:height="0.573cm" svg:x="9.695cm" svg:y="16.453cm">
          <draw:text-box>
            <text:p><text:span text:style-name="T5">(2)</text:span></text:p>
          </draw:text-box>
        </draw:frame>
        <draw:frame draw:style-name="gr1" draw:text-style-name="P8" draw:layer="layout" svg:width="0.832cm" svg:height="0.573cm" svg:x="9.183cm" svg:y="17.036cm">
          <draw:text-box>
            <text:p><text:span text:style-name="T5">(3)</text:span></text:p>
          </draw:text-box>
        </draw:frame>
        <draw:frame draw:style-name="gr1" draw:text-style-name="P8" draw:layer="layout" svg:width="0.832cm" svg:height="0.573cm" svg:x="10.7cm" svg:y="16.791cm">
          <draw:text-box>
            <text:p><text:span text:style-name="T5">(4)</text:span></text:p>
          </draw:text-box>
        </draw:frame>
        <draw:frame draw:style-name="gr1" draw:text-style-name="P8" draw:layer="layout" svg:width="0.832cm" svg:height="0.573cm" svg:x="11.547cm" svg:y="16.369cm">
          <draw:text-box>
            <text:p><text:span text:style-name="T5">(5)</text:span></text:p>
          </draw:text-box>
        </draw:frame>
        <draw:frame draw:style-name="gr1" draw:text-style-name="P8" draw:layer="layout" svg:width="0.832cm" svg:height="0.573cm" svg:x="11.494cm" svg:y="17.07cm">
          <draw:text-box>
            <text:p><text:span text:style-name="T5">(6)</text:span></text:p>
          </draw:text-box>
        </draw:frame>
        <draw:frame draw:style-name="gr1" draw:text-style-name="P8" draw:layer="layout" svg:width="0.832cm" svg:height="0.573cm" svg:x="12.253cm" svg:y="16.795cm">
          <draw:text-box>
            <text:p><text:span text:style-name="T5">(7)</text:span></text:p>
          </draw:text-box>
        </draw:frame>
        <draw:frame draw:style-name="gr1" draw:text-style-name="P8" draw:layer="layout" svg:width="0.832cm" svg:height="0.573cm" svg:x="12.871cm" svg:y="16.373cm">
          <draw:text-box>
            <text:p><text:span text:style-name="T5">(8)</text:span></text:p>
          </draw:text-box>
        </draw:frame>
        <draw:frame draw:style-name="gr1" draw:text-style-name="P8" draw:layer="layout" svg:width="0.832cm" svg:height="0.573cm" svg:x="12.374cm" svg:y="17.29cm">
          <draw:text-box>
            <text:p><text:span text:style-name="T5">(9)</text:span></text:p>
          </draw:text-box>
        </draw:frame>
        <draw:frame draw:style-name="gr1" draw:text-style-name="P8" draw:layer="layout" svg:width="0.976cm" svg:height="0.573cm" svg:x="13.118cm" svg:y="16.938cm">
          <draw:text-box>
            <text:p><text:span text:style-name="T5">(10)</text:span></text:p>
          </draw:text-box>
        </draw:frame>
        <draw:frame draw:style-name="gr1" draw:text-style-name="P8" draw:layer="layout" svg:width="0.976cm" svg:height="0.573cm" svg:x="13.541cm" svg:y="16.357cm">
          <draw:text-box>
            <text:p><text:span text:style-name="T5">(12)</text:span></text:p>
          </draw:text-box>
        </draw:frame>
        <draw:frame draw:style-name="gr1" draw:text-style-name="P8" draw:layer="layout" svg:width="0.968cm" svg:height="0.573cm" svg:x="13.577cm" svg:y="17.169cm">
          <draw:text-box>
            <text:p><text:span text:style-name="T5">(11)</text:span></text:p>
          </draw:text-box>
        </draw:frame>
        <draw:frame draw:style-name="gr1" draw:text-style-name="P8" draw:layer="layout" svg:width="0.976cm" svg:height="0.573cm" svg:x="14.088cm" svg:y="16.8cm">
          <draw:text-box>
            <text:p><text:span text:style-name="T5">(13)</text:span></text:p>
          </draw:text-box>
        </draw:frame>
        <draw:frame draw:style-name="gr1" draw:text-style-name="P8" draw:layer="layout" svg:width="0.976cm" svg:height="0.573cm" svg:x="14.352cm" svg:y="17.225cm">
          <draw:text-box>
            <text:p><text:span text:style-name="T5">(14)</text:span></text:p>
          </draw:text-box>
        </draw:frame>
        <draw:frame draw:style-name="gr1" draw:text-style-name="P8" draw:layer="layout" svg:width="0.832cm" svg:height="0.573cm" svg:x="8.532cm" svg:y="16.399cm">
          <draw:text-box>
            <text:p><text:span text:style-name="T5">(1)</text:span></text:p>
          </draw:text-box>
        </draw:frame>
        <draw:frame draw:style-name="gr1" draw:text-style-name="P8" draw:layer="layout" svg:width="0.976cm" svg:height="0.573cm" svg:x="14.456cm" svg:y="16.41cm">
          <draw:text-box>
            <text:p><text:span text:style-name="T5">(15)</text:span></text:p>
          </draw:text-box>
        </draw:frame>
        <draw:frame draw:style-name="gr1" draw:text-style-name="P2" draw:layer="layout" svg:width="3.317cm" svg:height="1.453cm" svg:x="4.671cm" svg:y="16.149cm">
          <draw:text-box>
            <text:p text:style-name="P1"><text:span text:style-name="T1">Handwriting </text:span></text:p>
            <text:p text:style-name="P1"><text:span text:style-name="T1">database</text:span></text:p>
          </draw:text-box>
        </draw:frame>
        <draw:line draw:style-name="gr2" draw:text-style-name="P1" draw:layer="layout" svg:x1="11.056cm" svg:y1="18.12cm" svg:x2="11.853cm" svg:y2="19.545cm">
          <text:p/>
        </draw:line>
        <draw:ellipse draw:style-name="gr3" draw:text-style-name="P1" draw:layer="layout" svg:width="2.627cm" svg:height="2.439cm" svg:x="3.833cm" svg:y="17.775cm">
          <text:p/>
        </draw:ellipse>
        <draw:line draw:style-name="gr5" draw:text-style-name="P1" draw:layer="layout" svg:x1="6.534cm" svg:y1="18.928cm" svg:x2="11.286cm" svg:y2="18.928cm">
          <text:p/>
        </draw:line>
        <draw:frame draw:style-name="gr1" draw:text-style-name="P4" draw:layer="layout" svg:width="5.578cm" svg:height="0.852cm" svg:x="2.759cm" svg:y="20.119cm">
          <draw:text-box>
            <text:p><text:span text:style-name="T1">Graphemes (Codebook)</text:span></text:p>
          </draw:text-box>
        </draw:frame>
        <draw:frame draw:style-name="gr1" draw:text-style-name="P4" draw:layer="layout" svg:width="3.639cm" svg:height="0.852cm" svg:x="11.305cm" svg:y="18.182cm">
          <draw:text-box>
            <text:p><text:span text:style-name="T1">1.Quantization</text:span></text:p>
          </draw:text-box>
        </draw:frame>
        <draw:ellipse draw:style-name="gr3" draw:text-style-name="P1" draw:layer="layout" svg:width="8.651cm" svg:height="3.448cm" svg:x="11.119cm" svg:y="18.904cm">
          <text:p/>
        </draw:ellipse>
        <draw:line draw:style-name="gr2" draw:text-style-name="P1" draw:layer="layout" svg:x1="11.443cm" svg:y1="21.344cm" svg:x2="8.713cm" svg:y2="22.373cm">
          <text:p/>
        </draw:line>
        <draw:frame draw:style-name="gr1" draw:text-style-name="P4" draw:layer="layout" svg:width="4.227cm" svg:height="0.852cm" svg:x="3.519cm" svg:y="24.547cm">
          <draw:text-box>
            <text:p><text:span text:style-name="T1">Relational graphs</text:span></text:p>
          </draw:text-box>
        </draw:frame>
        <draw:frame draw:style-name="gr1" draw:text-style-name="P4" draw:layer="layout" svg:width="3.046cm" svg:height="0.852cm" svg:x="11.824cm" svg:y="22.425cm">
          <draw:text-box>
            <text:p><text:span text:style-name="T1">Lexical unit</text:span></text:p>
          </draw:text-box>
        </draw:frame>
        <draw:custom-shape draw:style-name="gr7" draw:text-style-name="P1" draw:layer="layout" svg:width="7.184cm" svg:height="2.496cm" svg:x="8.354cm" svg:y="15.5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ellipse draw:style-name="gr3" draw:text-style-name="P1" draw:layer="layout" svg:width="5.873cm" svg:height="3.002cm" svg:x="2.771cm" svg:y="21.717cm">
          <text:p/>
        </draw:ellipse>
        <draw:ellipse draw:style-name="gr3" draw:text-style-name="P1" draw:layer="layout" svg:width="3.617cm" svg:height="1.963cm" svg:x="11.606cm" svg:y="23.197cm">
          <text:p/>
        </draw:ellipse>
        <draw:line draw:style-name="gr2" draw:text-style-name="P1" draw:layer="layout" svg:x1="8.92cm" svg:y1="23.784cm" svg:x2="11.431cm" svg:y2="24.468cm">
          <text:p/>
        </draw:line>
        <draw:frame draw:style-name="gr1" draw:text-style-name="P5" draw:layer="layout" svg:width="0.807cm" svg:height="0.772cm" svg:x="5.49cm" svg:y="25.283cm">
          <draw:text-box>
            <text:p><text:span text:style-name="T3">B</text:span></text:p>
          </draw:text-box>
        </draw:frame>
        <draw:frame draw:style-name="gr1" draw:text-style-name="P4" draw:layer="layout" svg:width="2.03cm" svg:height="0.852cm" svg:x="5.877cm" svg:y="25.216cm">
          <draw:text-box>
            <text:p><text:span text:style-name="T1">:Below</text:span></text:p>
          </draw:text-box>
        </draw:frame>
        <draw:frame draw:style-name="gr1" draw:text-style-name="P4" draw:layer="layout" svg:width="7.906cm" svg:height="0.852cm" svg:x="2.941cm" svg:y="20.914cm">
          <draw:text-box>
            <text:p><text:span text:style-name="T1">2.Construction of relational graphs</text:span></text:p>
          </draw:text-box>
        </draw:frame>
        <draw:frame draw:style-name="gr14" draw:text-style-name="P2" draw:layer="layout" svg:width="7.021cm" svg:height="1.453cm" svg:x="10.61cm" svg:y="25.22cm">
          <draw:text-box>
            <text:p text:style-name="P1"><text:span text:style-name="T1">3.Discover Lexical Unit using </text:span></text:p>
            <text:p text:style-name="P1"><text:span text:style-name="T1">the MDL principle</text:span></text:p>
          </draw:text-box>
        </draw:frame>
        <draw:frame draw:style-name="gr1" draw:text-style-name="P4" draw:layer="layout" svg:width="2.716cm" svg:height="0.852cm" svg:x="7.102cm" svg:y="18.122cm">
          <draw:text-box>
            <text:p><text:span text:style-name="T1">Clustering</text:span></text:p>
          </draw:text-box>
        </draw:frame>
        <draw:line draw:style-name="gr10" draw:text-style-name="P1" draw:layer="layout" svg:x1="4.14cm" svg:y1="23.253cm" svg:x2="4.735cm" svg:y2="23.862cm">
          <text:p/>
        </draw:line>
        <draw:path draw:style-name="gr12" draw:text-style-name="P1" draw:layer="layout" svg:width="0.741cm" svg:height="0.355cm" svg:x="13.416cm" svg:y="13.349cm" svg:viewBox="0 0 742 356" svg:d="m0 0c578 0 721 38 731 28s11 328 11 328">
          <text:p/>
        </draw:path>
        <draw:path draw:style-name="gr12" draw:text-style-name="P1" draw:layer="layout" svg:width="0cm" svg:height="0.319cm" svg:x="13.33cm" svg:y="13.407cm" svg:viewBox="0 0 0 320" svg:d="m0 0c0 250 0 320 0 320">
          <text:p/>
        </draw:path>
        <draw:path draw:style-name="gr12" draw:text-style-name="P1" draw:layer="layout" svg:width="0.705cm" svg:height="0.061cm" draw:transform="skewX (0.0193731546971334) rotate (0.0598647933433942) translate (13.3676340397541cm 13.7316906437082cm)" svg:viewBox="0 0 706 62" svg:d="m0 62c695 2 706-62 706-62">
          <text:p/>
        </draw:path>
        <draw:path draw:style-name="gr12" draw:text-style-name="P1" draw:layer="layout" svg:width="2.056cm" svg:height="0.437cm" draw:transform="skewX (-0.0181514242207376) rotate (0.158475896081055) translate (14.2688707922941cm 13.5513607677769cm)" svg:viewBox="0 0 2057 438" svg:d="m0 0c1101 0 2057 438 2057 438">
          <text:p/>
        </draw:path>
        <draw:path draw:style-name="gr12" draw:text-style-name="P1" draw:layer="layout" svg:width="0.741cm" svg:height="0.355cm" svg:x="16.702cm" svg:y="13.464cm" svg:viewBox="0 0 742 356" svg:d="m0 0c578 0 721 38 731 28s11 328 11 328">
          <text:p/>
        </draw:path>
        <draw:path draw:style-name="gr12" draw:text-style-name="P1" draw:layer="layout" svg:width="0.308cm" svg:height="0.037cm" draw:transform="rotate (-1.57079632679579) translate (16.6366263885459cm 13.5675702988401cm)" svg:viewBox="0 0 309 38" svg:d="m0 38c241 0 309-38 309-38">
          <text:p/>
        </draw:path>
        <draw:path draw:style-name="gr12" draw:text-style-name="P1" draw:layer="layout" svg:width="0.703cm" svg:height="0.046cm" draw:transform="skewX (0.0127409035395562) rotate (0.042760566673853) translate (16.6640197445917cm 13.9974062613205cm)" svg:viewBox="0 0 704 47" svg:d="m0 47c693 0 704-47 704-47">
          <text:p/>
        </draw:path>
        <draw:path draw:style-name="gr12" draw:text-style-name="P1" draw:layer="layout" svg:width="0.308cm" svg:height="0.04cm" draw:transform="skewX (0.0115191730631605) rotate (-0.856433063954642) translate (16.2794218873038cm 13.3856661577959cm)" svg:viewBox="0 0 309 41" svg:d="m0 0c209 2 309 41 309 41">
          <text:p/>
        </draw:path>
        <draw:path draw:style-name="gr12" draw:text-style-name="P1" draw:layer="layout" svg:width="0.222cm" svg:height="0.052cm" draw:transform="skewX (-0.0296705972838979) rotate (0.226020138133223) translate (16.2430219804103cm 13.7983316178505cm)" svg:viewBox="0 0 223 53" svg:d="m0 53c198 0 223-53 223-53">
          <text:p/>
        </draw:path>
        <draw:path draw:style-name="gr12" draw:text-style-name="P1" draw:layer="layout" svg:width="0.741cm" svg:height="0.355cm" svg:x="18.587cm" svg:y="13.483cm" svg:viewBox="0 0 742 356" svg:d="m0 0c578 0 721 38 731 28s11 328 11 328">
          <text:p/>
        </draw:path>
        <draw:path draw:style-name="gr12" draw:text-style-name="P1" draw:layer="layout" svg:width="0cm" svg:height="0.319cm" svg:x="18.498cm" svg:y="13.541cm" svg:viewBox="0 0 0 320" svg:d="m0 0c0 250 0 320 0 320">
          <text:p/>
        </draw:path>
        <draw:path draw:style-name="gr12" draw:text-style-name="P1" draw:layer="layout" svg:width="0.705cm" svg:height="0.061cm" draw:transform="skewX (0.0193731546971334) rotate (0.0596902604181948) translate (18.5365990476846cm 13.8648431486483cm)" svg:viewBox="0 0 706 62" svg:d="m0 62c695 2 706-62 706-62">
          <text:p/>
        </draw:path>
        <draw:path draw:style-name="gr12" draw:text-style-name="P1" draw:layer="layout" svg:width="0.671cm" svg:height="0.124cm" draw:transform="rotate (0.183957703160168) translate (17.5353408656458cm 13.6834365053266cm)" svg:viewBox="0 0 672 125" svg:d="m0 0c265-2 672 125 672 125">
          <text:p/>
        </draw:path>
        <draw:path draw:style-name="gr12" draw:text-style-name="P1" draw:layer="layout" svg:width="0.308cm" svg:height="0.045cm" draw:transform="skewX (0.0115191730631604) rotate (-0.843168561639487) translate (18.166902479041cm 13.4132819679804cm)" svg:viewBox="0 0 309 46" svg:d="m0 0c209 5 309 46 309 46">
          <text:p/>
        </draw:path>
        <draw:path draw:style-name="gr12" draw:text-style-name="P1" draw:layer="layout" svg:width="0.22cm" svg:height="0.052cm" draw:transform="skewX (0.0197222205475322) rotate (0.228289066160815) translate (18.1330700714711cm 13.8258763833532cm)" svg:viewBox="0 0 221 53" svg:d="m0 53c198 0 221-53 221-53">
          <text:p/>
        </draw:path>
        <draw:frame draw:style-name="gr1" draw:text-style-name="P8" draw:layer="layout" svg:width="0.976cm" svg:height="0.573cm" svg:x="13.865cm" svg:y="13.066cm">
          <draw:text-box>
            <text:p><text:span text:style-name="T5">(2)b</text:span></text:p>
          </draw:text-box>
        </draw:frame>
        <draw:frame draw:style-name="gr1" draw:text-style-name="P8" draw:layer="layout" svg:width="0.959cm" svg:height="0.573cm" svg:x="13.353cm" svg:y="13.649cm">
          <draw:text-box>
            <text:p><text:span text:style-name="T5">(3)a</text:span></text:p>
          </draw:text-box>
        </draw:frame>
        <draw:frame draw:style-name="gr1" draw:text-style-name="P8" draw:layer="layout" svg:width="0.959cm" svg:height="0.573cm" svg:x="14.87cm" svg:y="13.404cm">
          <draw:text-box>
            <text:p><text:span text:style-name="T5">(4)a</text:span></text:p>
          </draw:text-box>
        </draw:frame>
        <draw:frame draw:style-name="gr1" draw:text-style-name="P8" draw:layer="layout" svg:width="0.976cm" svg:height="0.573cm" svg:x="15.717cm" svg:y="12.982cm">
          <draw:text-box>
            <text:p><text:span text:style-name="T5">(5)d</text:span></text:p>
          </draw:text-box>
        </draw:frame>
        <draw:frame draw:style-name="gr1" draw:text-style-name="P8" draw:layer="layout" svg:width="0.955cm" svg:height="0.573cm" svg:x="15.664cm" svg:y="13.683cm">
          <draw:text-box>
            <text:p><text:span text:style-name="T5">(6)e</text:span></text:p>
          </draw:text-box>
        </draw:frame>
        <draw:frame draw:style-name="gr1" draw:text-style-name="P8" draw:layer="layout" svg:width="0.959cm" svg:height="0.573cm" svg:x="16.423cm" svg:y="13.408cm">
          <draw:text-box>
            <text:p><text:span text:style-name="T5">(7)c</text:span></text:p>
          </draw:text-box>
        </draw:frame>
        <draw:frame draw:style-name="gr1" draw:text-style-name="P8" draw:layer="layout" svg:width="0.976cm" svg:height="0.573cm" svg:x="17.041cm" svg:y="12.986cm">
          <draw:text-box>
            <text:p><text:span text:style-name="T5">(8)b</text:span></text:p>
          </draw:text-box>
        </draw:frame>
        <draw:frame draw:style-name="gr1" draw:text-style-name="P8" draw:layer="layout" svg:width="0.959cm" svg:height="0.573cm" svg:x="16.582cm" svg:y="13.903cm">
          <draw:text-box>
            <text:p><text:span text:style-name="T5">(9)a</text:span></text:p>
          </draw:text-box>
        </draw:frame>
        <draw:frame draw:style-name="gr1" draw:text-style-name="P8" draw:layer="layout" svg:width="1.103cm" svg:height="0.573cm" svg:x="17.288cm" svg:y="13.551cm">
          <draw:text-box>
            <text:p><text:span text:style-name="T5">(10)a</text:span></text:p>
          </draw:text-box>
        </draw:frame>
        <draw:frame draw:style-name="gr1" draw:text-style-name="P8" draw:layer="layout" svg:width="1.12cm" svg:height="0.573cm" svg:x="17.711cm" svg:y="12.97cm">
          <draw:text-box>
            <text:p><text:span text:style-name="T5">(12)d</text:span></text:p>
          </draw:text-box>
        </draw:frame>
        <draw:frame draw:style-name="gr1" draw:text-style-name="P8" draw:layer="layout" svg:width="1.09cm" svg:height="0.573cm" svg:x="17.747cm" svg:y="13.782cm">
          <draw:text-box>
            <text:p><text:span text:style-name="T5">(11)e</text:span></text:p>
          </draw:text-box>
        </draw:frame>
        <draw:frame draw:style-name="gr1" draw:text-style-name="P8" draw:layer="layout" svg:width="1.103cm" svg:height="0.573cm" svg:x="18.258cm" svg:y="13.413cm">
          <draw:text-box>
            <text:p><text:span text:style-name="T5">(13)c</text:span></text:p>
          </draw:text-box>
        </draw:frame>
        <draw:frame draw:style-name="gr1" draw:text-style-name="P8" draw:layer="layout" svg:width="1.103cm" svg:height="0.573cm" svg:x="18.522cm" svg:y="13.838cm">
          <draw:text-box>
            <text:p><text:span text:style-name="T5">(14)a</text:span></text:p>
          </draw:text-box>
        </draw:frame>
        <draw:frame draw:style-name="gr1" draw:text-style-name="P8" draw:layer="layout" svg:width="0.959cm" svg:height="0.573cm" svg:x="12.702cm" svg:y="13.012cm">
          <draw:text-box>
            <text:p><text:span text:style-name="T5">(1)c</text:span></text:p>
          </draw:text-box>
        </draw:frame>
        <draw:frame draw:style-name="gr1" draw:text-style-name="P8" draw:layer="layout" svg:width="1.12cm" svg:height="0.573cm" svg:x="18.626cm" svg:y="13.023cm">
          <draw:text-box>
            <text:p><text:span text:style-name="T5">(15)b</text:span></text:p>
          </draw:text-box>
        </draw:frame>
        <draw:path draw:style-name="gr12" draw:text-style-name="P1" draw:layer="layout" svg:width="0.741cm" svg:height="0.355cm" svg:x="5.435cm" svg:y="18.346cm" svg:viewBox="0 0 742 356" svg:d="m0 0c578 0 721 38 731 28s11 328 11 328">
          <text:p/>
        </draw:path>
        <draw:path draw:style-name="gr12" draw:text-style-name="P1" draw:layer="layout" svg:width="0cm" svg:height="0.319cm" svg:x="4.68cm" svg:y="18.772cm" svg:viewBox="0 0 0 320" svg:d="m0 0c0 250 0 320 0 320">
          <text:p/>
        </draw:path>
        <draw:path draw:style-name="gr12" draw:text-style-name="P1" draw:layer="layout" svg:width="0.705cm" svg:height="0.061cm" draw:transform="skewX (0.0193731546971334) rotate (0.0598647933433942) translate (4.32463403975437cm 18.4236906437083cm)" svg:viewBox="0 0 706 62" svg:d="m0 62c695 2 706-62 706-62">
          <text:p/>
        </draw:path>
        <draw:frame draw:style-name="gr1" draw:text-style-name="P8" draw:layer="layout" svg:width="0.629cm" svg:height="0.573cm" svg:x="3.816cm" svg:y="18.194cm">
          <draw:text-box>
            <text:p><text:span text:style-name="T5">a</text:span></text:p>
          </draw:text-box>
        </draw:frame>
        <draw:frame draw:style-name="gr1" draw:text-style-name="P8" draw:layer="layout" svg:width="0.629cm" svg:height="0.573cm" svg:x="3.855cm" svg:y="18.648cm">
          <draw:text-box>
            <text:p><text:span text:style-name="T5">c</text:span></text:p>
          </draw:text-box>
        </draw:frame>
        <draw:frame draw:style-name="gr1" draw:text-style-name="P8" draw:layer="layout" svg:width="0.646cm" svg:height="0.573cm" svg:x="4.943cm" svg:y="18.174cm">
          <draw:text-box>
            <text:p><text:span text:style-name="T5">b</text:span></text:p>
          </draw:text-box>
        </draw:frame>
        <draw:path draw:style-name="gr12" draw:text-style-name="P1" draw:layer="layout" svg:width="0.308cm" svg:height="0.04cm" draw:transform="skewX (0.0115191730631605) rotate (-0.856433063954642) translate (5.87042188730384cm 18.9136661577959cm)" svg:viewBox="0 0 309 41" svg:d="m0 0c209 2 309 41 309 41">
          <text:p/>
        </draw:path>
        <draw:path draw:style-name="gr12" draw:text-style-name="P1" draw:layer="layout" svg:width="0.222cm" svg:height="0.052cm" draw:transform="skewX (-0.029670597283898) rotate (0.226020138133223) translate (4.61102198040999cm 19.4993316178505cm)" svg:viewBox="0 0 223 53" svg:d="m0 53c198 0 223-53 223-53">
          <text:p/>
        </draw:path>
        <draw:frame draw:style-name="gr1" draw:text-style-name="P8" draw:layer="layout" svg:width="0.646cm" svg:height="0.573cm" svg:x="4.956cm" svg:y="18.8cm">
          <draw:text-box>
            <text:p><text:span text:style-name="T5">d</text:span></text:p>
          </draw:text-box>
        </draw:frame>
        <draw:frame draw:style-name="gr1" draw:text-style-name="P8" draw:layer="layout" svg:width="0.625cm" svg:height="0.573cm" svg:x="3.903cm" svg:y="19.241cm">
          <draw:text-box>
            <text:p><text:span text:style-name="T5">e</text:span></text:p>
          </draw:text-box>
        </draw:frame>
        <draw:path draw:style-name="gr12" draw:text-style-name="P1" draw:layer="layout" svg:width="0.741cm" svg:height="0.355cm" svg:x="12.74cm" svg:y="20.145cm" svg:viewBox="0 0 742 356" svg:d="m0 0c578 0 721 38 731 28s11 328 11 328">
          <text:p/>
        </draw:path>
        <draw:path draw:style-name="gr12" draw:text-style-name="P1" draw:layer="layout" svg:width="0cm" svg:height="0.319cm" svg:x="13.169cm" svg:y="19.49cm" svg:viewBox="0 0 0 320" svg:d="m0 0c0 250 0 320 0 320">
          <text:p/>
        </draw:path>
        <draw:path draw:style-name="gr12" draw:text-style-name="P1" draw:layer="layout" svg:width="0.705cm" svg:height="0.061cm" draw:transform="skewX (0.0193731546971334) rotate (0.0598647933433942) translate (12.7616340397541cm 20.9356906437082cm)" svg:viewBox="0 0 706 62" svg:d="m0 62c695 2 706-62 706-62">
          <text:p/>
        </draw:path>
        <draw:path draw:style-name="gr12" draw:text-style-name="P1" draw:layer="layout" svg:width="2.056cm" svg:height="0.437cm" draw:transform="skewX (-0.0181514242207376) rotate (0.158475896081055) translate (14.6768707922941cm 19.5823607677769cm)" svg:viewBox="0 0 2057 438" svg:d="m0 0c1101 0 2057 438 2057 438">
          <text:p/>
        </draw:path>
        <draw:path draw:style-name="gr12" draw:text-style-name="P1" draw:layer="layout" svg:width="0.741cm" svg:height="0.355cm" svg:x="16.123cm" svg:y="20.704cm" svg:viewBox="0 0 742 356" svg:d="m0 0c578 0 721 38 731 28s11 328 11 328">
          <text:p/>
        </draw:path>
        <draw:path draw:style-name="gr12" draw:text-style-name="P1" draw:layer="layout" svg:width="0.308cm" svg:height="0.037cm" draw:transform="rotate (-1.57079632679579) translate (16.6076263885459cm 20.0675702988401cm)" svg:viewBox="0 0 309 38" svg:d="m0 38c241 0 309-38 309-38">
          <text:p/>
        </draw:path>
        <draw:path draw:style-name="gr12" draw:text-style-name="P1" draw:layer="layout" svg:width="0.703cm" svg:height="0.046cm" draw:transform="skewX (0.0127409035395562) rotate (0.042760566673853) translate (18.0780197445917cm 19.6554062613205cm)" svg:viewBox="0 0 704 47" svg:d="m0 47c693 0 704-47 704-47">
          <text:p/>
        </draw:path>
        <draw:path draw:style-name="gr12" draw:text-style-name="P1" draw:layer="layout" svg:width="0.308cm" svg:height="0.04cm" draw:transform="skewX (0.0115191730631604) rotate (-0.856433063954642) translate (14.7494218873038cm 20.0926661577959cm)" svg:viewBox="0 0 309 41" svg:d="m0 0c209 2 309 41 309 41">
          <text:p/>
        </draw:path>
        <draw:path draw:style-name="gr12" draw:text-style-name="P1" draw:layer="layout" svg:width="0.222cm" svg:height="0.052cm" draw:transform="skewX (-0.029670597283898) rotate (0.226020138133223) translate (14.7630219804103cm 20.9353316178505cm)" svg:viewBox="0 0 223 53" svg:d="m0 53c198 0 223-53 223-53">
          <text:p/>
        </draw:path>
        <draw:path draw:style-name="gr12" draw:text-style-name="P1" draw:layer="layout" svg:width="0.741cm" svg:height="0.355cm" svg:x="14.522cm" svg:y="21.365cm" svg:viewBox="0 0 742 356" svg:d="m0 0c578 0 721 38 731 28s11 328 11 328">
          <text:p/>
        </draw:path>
        <draw:path draw:style-name="gr12" draw:text-style-name="P1" draw:layer="layout" svg:width="0cm" svg:height="0.319cm" svg:x="16.48cm" svg:y="21.377cm" svg:viewBox="0 0 0 320" svg:d="m0 0c0 250 0 320 0 320">
          <text:p/>
        </draw:path>
        <draw:path draw:style-name="gr12" draw:text-style-name="P1" draw:layer="layout" svg:width="0.705cm" svg:height="0.061cm" draw:transform="skewX (0.0193731546971334) rotate (0.0596902604181948) translate (18.1005990476846cm 21.4248431486483cm)" svg:viewBox="0 0 706 62" svg:d="m0 62c695 2 706-62 706-62">
          <text:p/>
        </draw:path>
        <draw:path draw:style-name="gr12" draw:text-style-name="P1" draw:layer="layout" svg:width="0.671cm" svg:height="0.124cm" draw:transform="rotate (0.183957703160168) translate (18.0773408656458cm 20.2294365053266cm)" svg:viewBox="0 0 672 125" svg:d="m0 0c265-2 672 125 672 125">
          <text:p/>
        </draw:path>
        <draw:path draw:style-name="gr12" draw:text-style-name="P1" draw:layer="layout" svg:width="0.308cm" svg:height="0.045cm" draw:transform="skewX (0.0115191730631604) rotate (-0.843168561639487) translate (13.070902479041cm 21.4182819679804cm)" svg:viewBox="0 0 309 46" svg:d="m0 0c209 5 309 46 309 46">
          <text:p/>
        </draw:path>
        <draw:path draw:style-name="gr12" draw:text-style-name="P1" draw:layer="layout" svg:width="0.22cm" svg:height="0.052cm" draw:transform="skewX (0.0197222205475322) rotate (0.228289066160815) translate (18.1650700714718cm 20.736876383353cm)" svg:viewBox="0 0 221 53" svg:d="m0 53c198 0 221-53 221-53">
          <text:p/>
        </draw:path>
        <draw:frame draw:style-name="gr1" draw:text-style-name="P8" draw:layer="layout" svg:width="0.976cm" svg:height="0.573cm" svg:x="11.854cm" svg:y="20.022cm">
          <draw:text-box>
            <text:p><text:span text:style-name="T5">(2)b</text:span></text:p>
          </draw:text-box>
        </draw:frame>
        <draw:frame draw:style-name="gr1" draw:text-style-name="P8" draw:layer="layout" svg:width="0.959cm" svg:height="0.573cm" svg:x="11.876cm" svg:y="20.656cm">
          <draw:text-box>
            <text:p><text:span text:style-name="T5">(3)a</text:span></text:p>
          </draw:text-box>
        </draw:frame>
        <draw:frame draw:style-name="gr1" draw:text-style-name="P8" draw:layer="layout" svg:width="0.959cm" svg:height="0.573cm" svg:x="13.518cm" svg:y="19.346cm">
          <draw:text-box>
            <text:p><text:span text:style-name="T5">(4)a</text:span></text:p>
          </draw:text-box>
        </draw:frame>
        <draw:frame draw:style-name="gr1" draw:text-style-name="P8" draw:layer="layout" svg:width="0.976cm" svg:height="0.573cm" svg:x="13.528cm" svg:y="19.925cm">
          <draw:text-box>
            <text:p><text:span text:style-name="T5">(5)d</text:span></text:p>
          </draw:text-box>
        </draw:frame>
        <draw:frame draw:style-name="gr1" draw:text-style-name="P8" draw:layer="layout" svg:width="0.955cm" svg:height="0.573cm" svg:x="13.529cm" svg:y="20.656cm">
          <draw:text-box>
            <text:p><text:span text:style-name="T5">(6)e</text:span></text:p>
          </draw:text-box>
        </draw:frame>
        <draw:frame draw:style-name="gr1" draw:text-style-name="P8" draw:layer="layout" svg:width="0.959cm" svg:height="0.573cm" svg:x="15.223cm" svg:y="19.884cm">
          <draw:text-box>
            <text:p><text:span text:style-name="T5">(7)c</text:span></text:p>
          </draw:text-box>
        </draw:frame>
        <draw:frame draw:style-name="gr1" draw:text-style-name="P8" draw:layer="layout" svg:width="0.976cm" svg:height="0.573cm" svg:x="15.235cm" svg:y="20.617cm">
          <draw:text-box>
            <text:p><text:span text:style-name="T5">(8)b</text:span></text:p>
          </draw:text-box>
        </draw:frame>
        <draw:frame draw:style-name="gr1" draw:text-style-name="P8" draw:layer="layout" svg:width="0.959cm" svg:height="0.573cm" svg:x="16.953cm" svg:y="19.418cm">
          <draw:text-box>
            <text:p><text:span text:style-name="T5">(9)a</text:span></text:p>
          </draw:text-box>
        </draw:frame>
        <draw:frame draw:style-name="gr1" draw:text-style-name="P8" draw:layer="layout" svg:width="1.103cm" svg:height="0.573cm" svg:x="16.976cm" svg:y="19.938cm">
          <draw:text-box>
            <text:p><text:span text:style-name="T5">(10)a</text:span></text:p>
          </draw:text-box>
        </draw:frame>
        <draw:frame draw:style-name="gr1" draw:text-style-name="P8" draw:layer="layout" svg:width="1.12cm" svg:height="0.573cm" svg:x="11.85cm" svg:y="21.313cm">
          <draw:text-box>
            <text:p><text:span text:style-name="T5">(12)d</text:span></text:p>
          </draw:text-box>
        </draw:frame>
        <draw:frame draw:style-name="gr1" draw:text-style-name="P8" draw:layer="layout" svg:width="1.09cm" svg:height="0.573cm" svg:x="16.973cm" svg:y="20.544cm">
          <draw:text-box>
            <text:p><text:span text:style-name="T5">(11)e</text:span></text:p>
          </draw:text-box>
        </draw:frame>
        <draw:frame draw:style-name="gr1" draw:text-style-name="P8" draw:layer="layout" svg:width="1.103cm" svg:height="0.573cm" svg:x="15.225cm" svg:y="21.241cm">
          <draw:text-box>
            <text:p><text:span text:style-name="T5">(13)c</text:span></text:p>
          </draw:text-box>
        </draw:frame>
        <draw:frame draw:style-name="gr1" draw:text-style-name="P8" draw:layer="layout" svg:width="1.103cm" svg:height="0.573cm" svg:x="16.983cm" svg:y="21.22cm">
          <draw:text-box>
            <text:p><text:span text:style-name="T5">(14)a</text:span></text:p>
          </draw:text-box>
        </draw:frame>
        <draw:frame draw:style-name="gr1" draw:text-style-name="P8" draw:layer="layout" svg:width="0.959cm" svg:height="0.573cm" svg:x="11.836cm" svg:y="19.38cm">
          <draw:text-box>
            <text:p><text:span text:style-name="T5">(1)c</text:span></text:p>
          </draw:text-box>
        </draw:frame>
        <draw:frame draw:style-name="gr1" draw:text-style-name="P8" draw:layer="layout" svg:width="1.12cm" svg:height="0.573cm" svg:x="13.529cm" svg:y="21.295cm">
          <draw:text-box>
            <text:p><text:span text:style-name="T5">(15)b</text:span></text:p>
          </draw:text-box>
        </draw:frame>
        <draw:frame draw:style-name="gr1" draw:text-style-name="P8" draw:layer="layout" svg:width="0.959cm" svg:height="0.573cm" svg:x="3.526cm" svg:y="22.672cm">
          <draw:text-box>
            <text:p><text:span text:style-name="T5">(1)c</text:span></text:p>
          </draw:text-box>
        </draw:frame>
        <draw:frame draw:style-name="gr1" draw:text-style-name="P8" draw:layer="layout" svg:width="0.959cm" svg:height="0.573cm" svg:x="4.474cm" svg:y="23.787cm">
          <draw:text-box>
            <text:p><text:span text:style-name="T5">(3)a</text:span></text:p>
          </draw:text-box>
        </draw:frame>
        <draw:frame draw:style-name="gr1" draw:text-style-name="P8" draw:layer="layout" svg:width="0.976cm" svg:height="0.573cm" svg:x="4.878cm" svg:y="22.477cm">
          <draw:text-box>
            <text:p><text:span text:style-name="T5">(2)b</text:span></text:p>
          </draw:text-box>
        </draw:frame>
        <draw:line draw:style-name="gr10" draw:text-style-name="P1" draw:layer="layout" svg:x1="4.354cm" svg:y1="22.874cm" svg:x2="5.118cm" svg:y2="22.768cm">
          <text:p/>
        </draw:line>
        <draw:frame draw:style-name="gr1" draw:text-style-name="P5" draw:layer="layout" svg:width="0.807cm" svg:height="0.772cm" svg:x="3.707cm" svg:y="23.273cm">
          <draw:text-box>
            <text:p><text:span text:style-name="T3">B</text:span></text:p>
          </draw:text-box>
        </draw:frame>
        <draw:frame draw:style-name="gr1" draw:text-style-name="P5" draw:layer="layout" svg:width="0.807cm" svg:height="0.772cm" svg:x="7.735cm" svg:y="25.265cm">
          <draw:text-box>
            <text:p><text:span text:style-name="T3">R</text:span></text:p>
          </draw:text-box>
        </draw:frame>
        <draw:frame draw:style-name="gr1" draw:text-style-name="P4" draw:layer="layout" svg:width="1.831cm" svg:height="0.852cm" svg:x="8.135cm" svg:y="25.21cm">
          <draw:text-box>
            <text:p><text:span text:style-name="T1">:Right</text:span></text:p>
          </draw:text-box>
        </draw:frame>
        <draw:frame draw:style-name="gr1" draw:text-style-name="P5" draw:layer="layout" svg:width="0.807cm" svg:height="0.772cm" svg:x="4.347cm" svg:y="22.081cm">
          <draw:text-box>
            <text:p><text:span text:style-name="T3">R</text:span></text:p>
          </draw:text-box>
        </draw:frame>
        <draw:line draw:style-name="gr10" draw:text-style-name="P1" draw:layer="layout" svg:x1="6.683cm" svg:y1="23.29cm" svg:x2="7.278cm" svg:y2="23.899cm">
          <text:p/>
        </draw:line>
        <draw:frame draw:style-name="gr1" draw:text-style-name="P8" draw:layer="layout" svg:width="0.959cm" svg:height="0.573cm" svg:x="6.069cm" svg:y="22.709cm">
          <draw:text-box>
            <text:p><text:span text:style-name="T5">(7)c</text:span></text:p>
          </draw:text-box>
        </draw:frame>
        <draw:frame draw:style-name="gr1" draw:text-style-name="P8" draw:layer="layout" svg:width="0.959cm" svg:height="0.573cm" svg:x="7.017cm" svg:y="23.824cm">
          <draw:text-box>
            <text:p><text:span text:style-name="T5">(9)a</text:span></text:p>
          </draw:text-box>
        </draw:frame>
        <draw:frame draw:style-name="gr15" draw:text-style-name="P8" draw:layer="layout" svg:width="1.264cm" svg:height="0.772cm" svg:x="7.421cm" svg:y="22.514cm">
          <draw:text-box>
            <text:p><text:span text:style-name="T5">(8)b</text:span></text:p>
          </draw:text-box>
        </draw:frame>
        <draw:line draw:style-name="gr10" draw:text-style-name="P1" draw:layer="layout" svg:x1="6.897cm" svg:y1="22.911cm" svg:x2="7.661cm" svg:y2="22.805cm">
          <text:p/>
        </draw:line>
        <draw:frame draw:style-name="gr1" draw:text-style-name="P5" draw:layer="layout" svg:width="0.807cm" svg:height="0.772cm" svg:x="6.144cm" svg:y="23.31cm">
          <draw:text-box>
            <text:p><text:span text:style-name="T3">B</text:span></text:p>
          </draw:text-box>
        </draw:frame>
        <draw:frame draw:style-name="gr1" draw:text-style-name="P5" draw:layer="layout" svg:width="0.807cm" svg:height="0.772cm" svg:x="6.89cm" svg:y="22.118cm">
          <draw:text-box>
            <text:p><text:span text:style-name="T3">R</text:span></text:p>
          </draw:text-box>
        </draw:frame>
        <draw:line draw:style-name="gr9" draw:text-style-name="P1" draw:layer="layout" svg:x1="3.895cm" svg:y1="22.039cm" svg:x2="4.055cm" svg:y2="22.768cm">
          <text:p/>
        </draw:line>
        <draw:line draw:style-name="gr9" draw:text-style-name="P1" draw:layer="layout" svg:x1="3.931cm" svg:y1="23.159cm" svg:x2="3.166cm" svg:y2="23.924cm">
          <text:p/>
        </draw:line>
        <draw:line draw:style-name="gr9" draw:text-style-name="P1" draw:layer="layout" svg:x1="6.154cm" svg:y1="21.701cm" svg:x2="6.403cm" svg:y2="22.732cm">
          <text:p/>
        </draw:line>
        <draw:frame draw:style-name="gr1" draw:text-style-name="P5" draw:layer="layout" svg:width="0.921cm" svg:height="0.772cm" svg:x="1.92cm" svg:y="25.283cm">
          <draw:text-box>
            <text:p><text:span text:style-name="T3">(.)</text:span></text:p>
          </draw:text-box>
        </draw:frame>
        <draw:frame draw:style-name="gr1" draw:text-style-name="P4" draw:layer="layout" svg:width="3.381cm" svg:height="0.852cm" svg:x="2.42cm" svg:y="25.228cm">
          <draw:text-box>
            <text:p><text:span text:style-name="T1">:Stroke Index</text:span></text:p>
          </draw:text-box>
        </draw:frame>
        <draw:path draw:style-name="gr13" draw:text-style-name="P1" draw:layer="layout" svg:width="0.741cm" svg:height="0.355cm" svg:x="15.019cm" svg:y="22.66cm" svg:viewBox="0 0 742 356" svg:d="m0 0c578 0 721 38 731 28s11 328 11 328">
          <text:p/>
        </draw:path>
        <draw:path draw:style-name="gr13" draw:text-style-name="P1" draw:layer="layout" svg:width="0cm" svg:height="0.319cm" svg:x="14.933cm" svg:y="22.718cm" svg:viewBox="0 0 0 320" svg:d="m0 0c0 250 0 320 0 320">
          <text:p/>
        </draw:path>
        <draw:path draw:style-name="gr13" draw:text-style-name="P1" draw:layer="layout" svg:width="0.705cm" svg:height="0.061cm" draw:transform="skewX (0.0193731546971334) rotate (0.0598647933433942) translate (14.9706340397541cm 23.0426906437082cm)" svg:viewBox="0 0 706 62" svg:d="m0 62c695 2 706-62 706-62">
          <text:p/>
        </draw:path>
        <draw:line draw:style-name="gr9" draw:text-style-name="P1" draw:layer="layout" svg:x1="6.498cm" svg:y1="23.31cm" svg:x2="5.901cm" svg:y2="24.544cm">
          <text:p/>
        </draw:line>
        <draw:line draw:style-name="gr10" draw:text-style-name="P1" draw:layer="layout" svg:x1="12.966cm" svg:y1="24.029cm" svg:x2="13.642cm" svg:y2="24.724cm">
          <text:p/>
        </draw:line>
        <draw:frame draw:style-name="gr1" draw:text-style-name="P5" draw:layer="layout" svg:width="0.705cm" svg:height="0.772cm" svg:x="12.433cm" svg:y="23.534cm">
          <draw:text-box>
            <text:p><text:span text:style-name="T3">c</text:span></text:p>
          </draw:text-box>
        </draw:frame>
        <draw:frame draw:style-name="gr1" draw:text-style-name="P5" draw:layer="layout" svg:width="0.705cm" svg:height="0.772cm" svg:x="13.381cm" svg:y="24.449cm">
          <draw:text-box>
            <text:p><text:span text:style-name="T3">a</text:span></text:p>
          </draw:text-box>
        </draw:frame>
        <draw:frame draw:style-name="gr1" draw:text-style-name="P5" draw:layer="layout" svg:width="0.731cm" svg:height="0.772cm" svg:x="13.785cm" svg:y="23.339cm">
          <draw:text-box>
            <text:p><text:span text:style-name="T3">b</text:span></text:p>
          </draw:text-box>
        </draw:frame>
        <draw:line draw:style-name="gr10" draw:text-style-name="P1" draw:layer="layout" svg:x1="13.02cm" svg:y1="23.769cm" svg:x2="14.025cm" svg:y2="23.63cm">
          <text:p/>
        </draw:line>
        <draw:frame draw:style-name="gr1" draw:text-style-name="P5" draw:layer="layout" svg:width="0.807cm" svg:height="0.772cm" svg:x="12.508cm" svg:y="24.135cm">
          <draw:text-box>
            <text:p><text:span text:style-name="T3">B</text:span></text:p>
          </draw:text-box>
        </draw:frame>
        <draw:frame draw:style-name="gr1" draw:text-style-name="P5" draw:layer="layout" svg:width="0.807cm" svg:height="0.772cm" svg:x="13.028cm" svg:y="23.023cm">
          <draw:text-box>
            <text:p><text:span text:style-name="T3">R</text:span></text:p>
          </draw:text-box>
        </draw:frame>
        <draw:line draw:style-name="gr9" draw:text-style-name="P1" draw:layer="layout" svg:x1="5.351cm" svg:y1="22.531cm" svg:x2="5.292cm" svg:y2="21.771cm">
          <text:p/>
        </draw:line>
        <draw:line draw:style-name="gr9" draw:text-style-name="P1" draw:layer="layout" svg:x1="5.14cm" svg:y1="24.209cm" svg:x2="5.405cm" svg:y2="24.682cm">
          <text:p/>
        </draw:line>
        <draw:line draw:style-name="gr9" draw:text-style-name="P1" draw:layer="layout" svg:x1="8.089cm" svg:y1="22.963cm" svg:x2="8.599cm" svg:y2="23.283cm">
          <text:p/>
        </draw:line>
        <draw:line draw:style-name="gr9" draw:text-style-name="P1" draw:layer="layout" svg:x1="7.692cm" svg:y1="24.001cm" svg:x2="8.372cm" svg:y2="23.7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1DT6H3M21S</meta:editing-duration>
    <meta:editing-cycles>50</meta:editing-cycles>
    <meta:generator>OpenOffice.org/3.3$Win32 OpenOffice.org_project/330m20$Build-9567</meta:generator>
    <dc:date>2012-07-01T19:40:03.26</dc:date>
    <meta:printed-by>Jinpeng LI</meta:printed-by>
    <meta:print-date>2011-05-24T09:45:49.09</meta:print-date>
    <meta:document-statistic meta:object-count="272"/>
  </office:meta>
</office:document-meta>
</file>